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7bca7" officeooo:paragraph-rsid="0007b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lib.h&gt;</text:p>
      <text:p text:style-name="P1">#include &lt;stdio.h&gt;</text:p>
      <text:p text:style-name="P1">#include &lt;sys/types.h&gt;</text:p>
      <text:p text:style-name="P1">#include &lt;sys/stat.h&gt;</text:p>
      <text:p text:style-name="P1">#include &lt;fcntl.h&gt;</text:p>
      <text:p text:style-name="P1">#include &lt;unistd.h&gt;</text:p>
      <text:p text:style-name="P1">#include "get_next_line.h"</text:p>
      <text:p text:style-name="P1"/>
      <text:p text:style-name="P1">int<text:tab/>get_char(const int fd, char *c)</text:p>
      <text:p text:style-name="P1">{</text:p>
      <text:p text:style-name="P1">static int<text:tab/>i = 0;</text:p>
      <text:p text:style-name="P1">static char<text:tab/>buff[READ_SIZE];</text:p>
      <text:p text:style-name="P1">static int<text:tab/>nb_r = READ_SIZE;</text:p>
      <text:p text:style-name="P1">if (i &gt;= nb_r || i == 0)</text:p>
      <text:p text:style-name="P1">{</text:p>
      <text:p text:style-name="P1">i = 0;</text:p>
      <text:p text:style-name="P1">if ((nb_r = read(fd, buff, READ_SIZE)) &lt; 0)</text:p>
      <text:p text:style-name="P1">exit(0);</text:p>
      <text:p text:style-name="P1">}</text:p>
      <text:p text:style-name="P1">if (nb_r == 0)</text:p>
      <text:p text:style-name="P1">{</text:p>
      <text:p text:style-name="P1">*c = '\0';</text:p>
      <text:p text:style-name="P1">i = -1;</text:p>
      <text:p text:style-name="P1">}</text:p>
      <text:p text:style-name="P1">else</text:p>
      <text:p text:style-name="P1">if (buff[i] == '\n')</text:p>
      <text:p text:style-name="P1">*c = '\0';</text:p>
      <text:p text:style-name="P1">else</text:p>
      <text:p text:style-name="P1">*c = buff[i];</text:p>
      <text:p text:style-name="P1">i++;</text:p>
      <text:p text:style-name="P1">return (nb_r);</text:p>
      <text:p text:style-name="P1">}</text:p>
      <text:p text:style-name="P1">char<text:tab/>*get_next_line(const int fd)</text:p>
      <text:p text:style-name="P1">{</text:p>
      <text:p text:style-name="P1">char<text:tab/>*next_line;</text:p>
      <text:p text:style-name="P1">int<text:tab/>i;</text:p>
      <text:p text:style-name="P1">int<text:tab/>nb_r;</text:p>
      <text:p text:style-name="P1">i = 0;</text:p>
      <text:p text:style-name="P1">nb_r = 1;</text:p>
      <text:p text:style-name="P1">next_line = malloc((READ_SIZE + 1) * sizeof(*next_line));</text:p>
      <text:p text:style-name="P1">nb_r = get_char(fd, &amp;next_line[i]);</text:p>
      <text:p text:style-name="P1">if (nb_r == 0)</text:p>
      <text:p text:style-name="P1">return (NULL);</text:p>
      <text:p text:style-name="P1">while (next_line[i] != '\0')</text:p>
      <text:p text:style-name="P1">{</text:p>
      <text:p text:style-name="P1">if (i % READ_SIZE == 0)</text:p>
      <text:p text:style-name="P1">next_line = realloc(next_line, i + READ_SIZE + 1);</text:p>
      <text:p text:style-name="P1">nb_r = get_char(fd, &amp;next_line[++i]);</text:p>
      <text:p text:style-name="P1">}</text:p>
      <text:p text:style-name="P1">next_line[++i] = '\0';</text:p>
      <text:p text:style-name="P1">return (next_line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Devanagari2" svg:font-family="'Droid Sans Devanagari'" style:font-family-generic="modern" style:font-pitch="fixed"/>
    <style:font-face style:name="Droid Sans Fallback1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roid Sans Devanagari2" style:font-family-complex="'Droid Sans Devanagar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3T15:02:47.612253222</dc:date>
    <meta:document-statistic meta:table-count="0" meta:image-count="0" meta:object-count="0" meta:page-count="1" meta:paragraph-count="51" meta:word-count="148" meta:character-count="820" meta:non-whitespace-character-count="723"/>
    <meta:generator>LibreOffice/4.1.6.2$Linux_X86_64 LibreOffice_project/410m0$Build-2</meta:generator>
  </office:meta>
</office:document-meta>
</file>